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1198" officeooo:paragraph-rsid="000e1198"/>
    </style:style>
    <style:style style:name="P2" style:family="paragraph" style:parent-style-name="Standard">
      <style:text-properties officeooo:rsid="000e1198" officeooo:paragraph-rsid="000e9a67"/>
    </style:style>
    <style:style style:name="P3" style:family="paragraph" style:parent-style-name="Standard">
      <style:text-properties officeooo:rsid="000e1198" officeooo:paragraph-rsid="000fb2f2"/>
    </style:style>
    <style:style style:name="P4" style:family="paragraph" style:parent-style-name="Standard">
      <style:text-properties fo:color="#ff0000" officeooo:rsid="000e1198" officeooo:paragraph-rsid="000e1198"/>
    </style:style>
    <style:style style:name="P5" style:family="paragraph" style:parent-style-name="Standard">
      <style:text-properties fo:color="#ff0000" officeooo:rsid="000e1198" officeooo:paragraph-rsid="000e9a67"/>
    </style:style>
    <style:style style:name="P6" style:family="paragraph" style:parent-style-name="Standard">
      <style:text-properties fo:color="#ff0000" officeooo:rsid="000e9a67" officeooo:paragraph-rsid="000e9a67"/>
    </style:style>
    <style:style style:name="P7" style:family="paragraph" style:parent-style-name="Standard">
      <style:text-properties fo:color="#ff0000" officeooo:rsid="000fb2f2" officeooo:paragraph-rsid="000fb2f2"/>
    </style:style>
    <style:style style:name="T1" style:family="text">
      <style:text-properties officeooo:rsid="000e1198"/>
    </style:style>
    <style:style style:name="T2" style:family="text">
      <style:text-properties fo:color="#ff0000"/>
    </style:style>
    <style:style style:name="T3" style:family="text">
      <style:text-properties fo:color="#ff0000" officeooo:rsid="000e9a67"/>
    </style:style>
    <style:style style:name="T4" style:family="text">
      <style:text-properties fo:color="#ff0000" officeooo:rsid="000fb2f2"/>
    </style:style>
    <style:style style:name="T5" style:family="text">
      <style:text-properties officeooo:rsid="000e9a67"/>
    </style:style>
    <style:style style:name="T6" style:family="text">
      <style:text-properties officeooo:rsid="000fb2f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We would like to thank the reviewers for their careful reading and their useful comments. <text:line-break/>The manuscript has been revised accordingly. All suggestions have been adopted in the revised version of the manuscript. Below we give a report on changes and <text:line-break/>a detailed response to reviewers’ questions and comments. <text:line-break/>For the reviewers’ convenience, we have <text:span text:style-name="T1">added our response in red below.</text:span></text:p>
      <text:p text:style-name="Standard"/>
      <text:h text:style-name="Heading_20_3" text:outline-level="3">Reviewer 1</text:h>
      <text:p text:style-name="P1">The paper considers the use of a high-order discontinuous Galerkin (dg) solver</text:p>
      <text:p text:style-name="P1">for the solution of the compressible Navier-Stokes equations for cloud formation processes.</text:p>
      <text:p text:style-name="P1">In particular, the ExaHyPE-Engine framework is used.</text:p>
      <text:p text:style-name="P1">The paper describes the equations and considers different scenarios.</text:p>
      <text:p text:style-name="P1">For two scenarios, an exact solution is known.</text:p>
      <text:p text:style-name="P1"/>
      <text:p text:style-name="P1">The paper has two main problems:</text:p>
      <text:p text:style-name="P1">1) In the introduction the paper states that it</text:p>
      <text:p text:style-name="P1">addresses "the resolution of basic cloud formation processes on</text:p>
      <text:p text:style-name="P1">modern super computer systems".</text:p>
      <text:p text:style-name="P1">However, the paper does not provide any details. It is not clear which</text:p>
      <text:p text:style-name="P1">modern supercomputers have been used and no details about the parallel</text:p>
      <text:p text:style-name="P1">performance are provided. I would at least expect some performance measurements</text:p>
      <text:p text:style-name="P1">along with an analysis of the observations.</text:p>
      <text:p text:style-name="P1"/>
      <text:p text:style-name="P4">We added performance measurements and an analysis of the observations.</text:p>
      <text:p text:style-name="P7">These measurements include distributed and shared memory scalability performed on a modern supercomputer system.</text:p>
      <text:p text:style-name="P1"/>
      <text:p text:style-name="P1">2) The numerical experiments are not really convincing.</text:p>
      <text:p text:style-name="P1">For the first scenario, the paper states that a comparison of</text:p>
      <text:p text:style-name="P1">the "analytical solution for the</text:p>
      <text:p text:style-name="P1">pressure with our approximation (g. 1b) shows excellent agreement".</text:p>
      <text:p text:style-name="P1">However, given the fact that there exists an analytical solution, the reader</text:p>
      <text:p text:style-name="P1">would expect a quantitative analysis of the error of the approximation</text:p>
      <text:p text:style-name="P1">for different discretizations.</text:p>
      <text:p text:style-name="P1">The same is true for the second scenario, for which also an analytical solution</text:p>
      <text:p text:style-name="P1">exists. For the third scenario, a comparison of the performance with [12] would</text:p>
      <text:p text:style-name="P1">be useful.</text:p>
      <text:p text:style-name="P1">A discussion of related work is missing.</text:p>
      <text:p text:style-name="P1"/>
      <text:p text:style-name="P4">We added a numerical convergence test for a manufactured solution. We <text:span text:style-name="T6">rephrased the description</text:span> <text:span text:style-name="T6">of</text:span> the Taylor-Green and ABC-flow scenarios <text:span text:style-name="T6">to state clearer that they are not exact solutions</text:span> for the compressible Navier-Stoke equations.</text:p>
      <text:p text:style-name="P4">A discussion of related work is included but <text:span text:style-name="T6">is </text:span>limited by the page limit.</text:p>
      <text:p text:style-name="P1"/>
      <text:p text:style-name="P1">The authors are encouraged to address these issues.</text:p>
      <text:p text:style-name="P1">In the present form, the paper cannot really recommended for publication.</text:p>
      <text:p text:style-name="P1"/>
      <text:h text:style-name="Heading_20_3" text:outline-level="3">Reviewer 2</text:h>
      <text:p text:style-name="P1">The paper is dedicated to analysis of specific numerical algorithms and implementation of them by using the selected tool. It is shown that the proposed adaptive mesh refinement is very efficient <text:line-break/><text:soft-page-break/>and accurate. Still there are no results of parallel experiments. Also I strongly recommend to <text:line-break/>add results for some real application.</text:p>
      <text:p text:style-name="P1"/>
      <text:p text:style-name="P4">We’ve added a section about parallel scalability and included a more detailed analysis of the bubble convection experiments with a focus on the effect of our high-order method.</text:p>
      <text:p text:style-name="P1"/>
      <text:h text:style-name="Heading_20_3" text:outline-level="3">Reviewer 3</text:h>
      <text:p text:style-name="P1">Review of “A High-Order Discontinuous Galerkin Solver<text:line-break/>with Dynamic Adaptive Mesh Refinement to Simulate Cloud Formation Processes" by Lukas Krenz, Leonhard Rannabauer, and Michael Bader.<text:line-break/><text:line-break/>The manuscript present implementation of a high-order discontinuous Galerkin solver of the compressible Navier-Stokes equations developed by extending ExaHyPE-Engine framework (that solve arbitrary hyperbolic PDE systems) with the additional viscous terms. The implementation exploits features available in the ExaHyPE-Engine as parallelized ADER-DG solver with dynamic adaptive mesh refinement. <text:line-break/><text:line-break/>The major scientific contribution of this paper beside formulation of the compressible Navier-Stokes equations is addition of the general PDE-independent AMR-criterion based on the local total variation of the numerical solution. This implementation was evaluated with standard CFD scenarios and atmospheric stratified flows with gravitational source term for cloud formation processes. The numerical experiments proves the model accuracy is competitive with the state-of-the-art models and the proposed AMR-criterion is effective.<text:line-break/><text:line-break/>The weak part of the manuscript is lack of the information on computational performance of the algorithms. While the parallelization techniques and dynamic adaptive mesh refinement are available for simulations their implementations are left as a black box. The computational aspects (algorithms performance, parallel scalability or even the load balance strategies for the AMR) would be very interesting for all PPAM attenders.</text:p>
      <text:p text:style-name="P1"/>
      <text:p text:style-name="P3"><text:span text:style-name="T2">We added a section discussing our MPI + Thread building blocks parallelization and included some performance results for our bubble convection scenario.</text:span></text:p>
      <text:p text:style-name="P3"><text:span text:style-name="T4">Furthermore, we included information about the scaling strategy of our framework and included further work regarding scalability in our conclusion.</text:span><text:line-break/><text:line-break/>Several statements presented in the paper are weakly supported by the provided experiments:<text:line-break/><text:line-break/>&gt; All together, our method can be seen as a <text:line-break/>&gt; perfect candidate for large scale cloud simulation <text:line-break/>&gt; runs on current and future super computers.<text:line-break/><text:line-break/>All scenarios were conducted in small scale, either CFD or the explicit could resolving scenarios. There is no indication that the same accuracy will be achieved for the problems at “large scale” where Coriolis force is in effect and the stiffness of the system is much higher. <text:line-break/></text:p>
      <text:p text:style-name="P4">We rephrased the abstract and recomputed some scenarios using higher order. We’ve also stated future steps that can lead to large scale simulations. <text:span text:style-name="T6">To show that our method is correct we added a numerical convergence test.</text:span></text:p>
      <text:p text:style-name="P4"><text:s/></text:p>
      <text:p text:style-name="P2"><text:line-break/>Authors are not presenting also any technical details for the model performance. There is no support <text:soft-page-break/>in the current paper for a claim that the solver is efficient on any current supercomputers (either massively parallel or accelerator based systems), neither any analysis is performed for assessing code portability to future systems.</text:p>
      <text:p text:style-name="P2"/>
      <text:p text:style-name="P2"><text:span text:style-name="T3">We</text:span><text:span text:style-name="T2"> included some details of used super computers in the scalability section. </text:span><text:span text:style-name="T4">We show that we can scale to multiple nodes of this machine and provide concrete performance measurements. </text:span><text:span text:style-name="T3">Code portability is out of scope of our paper and is not feasible given the page limit.</text:span><text:line-break/></text:p>
      <text:p text:style-name="P2"><text:line-break/>Editorial comments:<text:line-break/><text:line-break/>- the enumeration for the figures should follow the order of scenarios presented in the main text of the chapter 4:<text:line-break/><text:line-break/>Taylor-Green vortex. -&gt; 1a (currently 1b)<text:line-break/>Arnold-Beltrami-Childress (ABC) -&gt; 1b (currently 2)<text:line-break/>lid-driven cavity flow -&gt; 1c or 2 (currently 1a)<text:line-break/><text:line-break/>- figure 2 (ABC flow) should be presented along with other CFD scenarios, Current figure 3 fits better for a comparison with Figure 4 at sub-panels with the similar size. <text:line-break/></text:p>
      <text:p text:style-name="P5"><text:span text:style-name="T5">We rearranged some figures as best as possible by the page limit.</text:span></text:p>
      <text:p text:style-name="P5"/>
      <text:p text:style-name="P2">- figure 5: both 2D panels may be significantly larger, this may be achieved by moving colorbars from sides to the bottom.</text:p>
      <text:p text:style-name="P6">We moved the colorbars <text:span text:style-name="T6">and increased the size of the figures.</text:span></text:p>
      <text:p text:style-name="P6"/>
      <text:p text:style-name="P2">- two groups of scenarios should be split for the separate sub-chapters: <text:line-break/>4.1 Standard CFD scenarios<text:line-break/>4.2 Stratified flow scenarios <text:line-break/>Currently it is hard to distinguish where one group of scenarios ends and the other starts.</text:p>
      <text:p text:style-name="P1"/>
      <text:p text:style-name="P6">We added <text:span text:style-name="T6">both </text:span>subsections <text:span text:style-name="T6">and rewrote parts of the text to make the distinction between both groups clearer.</text:span></text:p>
      <text:h text:style-name="Heading_20_3" text:outline-level="3">Reviewer 4</text:h>
      <text:p text:style-name="P1">The paper deals with the problem of numerical simulation of the cloud formation process. The authors use a high-order discontinuous Galerkin solver of the compressible Navier-Stokes equations. One of the main ideas of the paper is to develop a dynamic adaptive mesh refinement scheme. The authors use the ExaHyPE-Engine solver, significantly expanding its capabilities (a viscous term, a new criterion for refining the mesh). Presented results of numerical simulation show the correctness of the proposed and implemented modifications.</text:p>
      <text:p text:style-name="P1"/>
      <text:p text:style-name="P1">The paper is logical, well organized, clearly written and I recommend accepting the paper. However, there are several points that have to be addressed in the revised version of the paper.</text:p>
      <text:p text:style-name="P1"/>
      <text:p text:style-name="P1">1. The authors have not presented any results of performance and scaling efficiency of the parallel code. Taking into account that the paper is submitted to the conference on parallel computing, the following questions arise:</text:p>
      <text:p text:style-name="P1"/>
      <text:p text:style-name="P1">- What are the parameters of the computational infrastructure (the number of cluster nodes, CPU cores, processes and threads used in the simulations)?</text:p>
      <text:p text:style-name="P7"><text:soft-page-break/>We added information about the computational infrastructure in the newly added scaling section.</text:p>
      <text:p text:style-name="P1">- What is the typical computation time (computations, communications…)?</text:p>
      <text:p text:style-name="P7">We added performance results in the scaling section.</text:p>
      <text:p text:style-name="P1">- How have the proposed modifications affected the computation time?</text:p>
      <text:p text:style-name="P7">We added information about our scaling strategy in the scaling section and discuss the effect of the adaptive mesh refinement of the computational effort regarding the colliding bubble experiment.</text:p>
      <text:p text:style-name="P1">- How well the code scales when increasing the number of cluster nodes?</text:p>
      <text:p text:style-name="P7">We added information about MPI scalability in the scaling section.</text:p>
      <text:p text:style-name="P1">2. The results of comparison with other methods are presented only as figures. I am sure that the obtained results are correct, but the authors might consider presenting the numerical results of the comparison, for example, by determining the deviation from a known analytical solution.</text:p>
      <text:p text:style-name="P7">We added a convergence test using a manufactured solution and discuss the effect of polynomial order on solution quality for the colliding bubble scenari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31T13:37:54.507194521</meta:creation-date>
    <dc:date>2019-10-31T14:01:49.626373911</dc:date>
    <meta:editing-duration>PT1M54S</meta:editing-duration>
    <meta:editing-cycles>2</meta:editing-cycles>
    <meta:generator>LibreOffice/5.1.6.2$Linux_X86_64 LibreOffice_project/10m0$Build-2</meta:generator>
    <meta:document-statistic meta:table-count="0" meta:image-count="0" meta:object-count="0" meta:page-count="4" meta:paragraph-count="63" meta:word-count="1420" meta:character-count="9299" meta:non-whitespace-character-count="7914"/>
  </office:meta>
</office:document-meta>
</file>